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gif" manifest:full-path="Pictures/100002000000000B0000000B94CA4C60.g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5"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6"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7"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8" style:family="paragraph" style:parent-style-name="Standard">
      <style:paragraph-properties fo:margin-left="0in" fo:margin-right="0in" fo:line-height="125%" fo:text-indent="0in" style:auto-text-indent="false"/>
      <style:text-properties fo:color="#000000"/>
    </style:style>
    <style:style style:name="P9"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0"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1"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style>
    <style:style style:name="P14"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5"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6"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17" style:family="paragraph" style:parent-style-name="Preformatted_20_Text">
      <style:paragraph-properties fo:line-height="125%"/>
      <style:text-properties fo:color="#000000" style:font-name="Times New Roman" fo:font-size="12pt" style:font-size-asian="12pt" style:font-size-complex="12pt"/>
    </style:style>
    <style:style style:name="P18"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1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0" style:family="paragraph" style:parent-style-name="Preformatted_20_Text">
      <style:paragraph-properties fo:line-height="125%"/>
      <style:text-properties fo:color="#000000"/>
    </style:style>
    <style:style style:name="P21" style:family="paragraph" style:parent-style-name="Preformatted_20_Text">
      <style:paragraph-properties fo:line-height="125%"/>
      <style:text-properties fo:color="#000000" style:font-name="Courier New" fo:font-size="10pt" style:font-size-asian="10pt" style:font-size-complex="10pt"/>
    </style:style>
    <style:style style:name="P22"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3"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4"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5"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26"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27"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28" style:family="paragraph" style:parent-style-name="Preformatted_20_Text" style:list-style-name="L1">
      <style:paragraph-properties fo:line-height="125%"/>
      <style:text-properties fo:color="#000000" style:font-name="Courier New" fo:font-size="10pt" fo:font-weight="bold" style:font-size-asian="10pt" style:font-weight-asian="bold" style:font-size-complex="10pt" style:font-weight-complex="bold"/>
    </style:style>
    <style:style style:name="P29"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0"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1" style:family="paragraph" style:parent-style-name="Preformatted_20_Text" style:list-style-name="L1">
      <style:paragraph-properties fo:line-height="125%"/>
      <style:text-properties fo:color="#000000" style:font-name="Courier New" fo:font-size="10pt" style:font-size-asian="10pt" style:font-size-complex="10pt"/>
    </style:style>
    <style:style style:name="P32"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3"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4"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5"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6" style:family="paragraph" style:parent-style-name="Preformatted_20_Text" style:list-style-name="L4">
      <style:paragraph-properties fo:line-height="125%"/>
      <style:text-properties fo:color="#000000" style:font-name="Times New Roman" fo:font-size="12pt" fo:font-weight="normal" style:font-size-asian="12pt" style:font-weight-asian="normal" style:font-size-complex="12pt" style:font-weight-complex="normal"/>
    </style:style>
    <style:style style:name="P37" style:family="paragraph" style:parent-style-name="Preformatted_20_Text" style:list-style-name="L6">
      <style:paragraph-properties fo:line-height="125%"/>
      <style:text-properties fo:color="#000000" style:font-name="Times New Roman" fo:font-size="12pt" fo:font-weight="normal" style:font-size-asian="12pt" style:font-weight-asian="normal" style:font-size-complex="12pt" style:font-weight-complex="normal"/>
    </style:style>
    <style:style style:name="P38" style:family="paragraph" style:parent-style-name="Preformatted_20_Text">
      <style:paragraph-properties fo:line-height="125%"/>
      <style:text-properties fo:font-size="12pt" style:font-size-asian="12pt" style:font-size-complex="12pt"/>
    </style:style>
    <style:style style:name="P39" style:family="paragraph" style:parent-style-name="Preformatted_20_Text" style:list-style-name="L8">
      <style:paragraph-properties fo:line-height="110%"/>
      <style:text-properties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font-style-asian="italic" style:font-style-complex="italic"/>
    </style:style>
    <style:style style:name="T13" style:family="text">
      <style:text-properties fo:font-style="normal" fo:font-weight="bold"/>
    </style:style>
    <style:style style:name="T14" style:family="text">
      <style:text-properties fo:font-style="normal" fo:font-weight="normal"/>
    </style:style>
    <style:style style:name="T15" style:family="text">
      <style:text-properties fo:font-style="normal" style:font-style-asian="normal" style:font-style-complex="normal"/>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fo:font-size="12pt" style:font-size-asian="12pt" style:font-size-complex="12pt"/>
    </style:style>
    <style:style style:name="T19" style:family="text">
      <style:text-properties style:text-position="super 58%"/>
    </style:style>
    <style:style style:name="T20" style:family="text">
      <style:text-properties fo:font-variant="normal" fo:text-transform="none" fo:letter-spacing="normal"/>
    </style:style>
    <style:style style:name="T21" style:family="text">
      <style:text-properties fo:color="#000000" style:font-name="Times New Roman"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image text:level="1" xlink:href="Pictures/100002000000000B0000000B94CA4C60.gif" xlink:type="simple" xlink:show="embed" xlink:actuate="onLoad">
        <style:list-level-properties text:list-level-position-and-space-mode="label-alignment" style:vertical-pos="middle" style:vertical-rel="line" fo:width="0.1in" fo:height="0.1in">
          <style:list-level-label-alignment text:label-followed-by="listtab" text:list-tab-stop-position="0.5in" fo:text-indent="-0.25in" fo:margin-left="0.5in"/>
        </style:list-level-properties>
      </text:list-level-style-image>
      <text:list-level-style-image text:level="2" xlink:href="Pictures/100002000000000B0000000B94CA4C60.gif" xlink:type="simple" xlink:show="embed" xlink:actuate="onLoad">
        <style:list-level-properties text:list-level-position-and-space-mode="label-alignment" style:vertical-pos="middle" style:vertical-rel="line" fo:width="0.1in" fo:height="0.1in">
          <style:list-level-label-alignment text:label-followed-by="listtab" text:list-tab-stop-position="0.75in" fo:text-indent="-0.25in" fo:margin-left="0.75in"/>
        </style:list-level-properties>
      </text:list-level-style-image>
      <text:list-level-style-image text:level="3" xlink:href="Pictures/100002000000000B0000000B94CA4C60.gif" xlink:type="simple" xlink:show="embed" xlink:actuate="onLoad">
        <style:list-level-properties text:list-level-position-and-space-mode="label-alignment" style:vertical-pos="middle" style:vertical-rel="line" fo:width="0.1in" fo:height="0.1in">
          <style:list-level-label-alignment text:label-followed-by="listtab" text:list-tab-stop-position="1in" fo:text-indent="-0.25in" fo:margin-left="1in"/>
        </style:list-level-properties>
      </text:list-level-style-image>
      <text:list-level-style-image text:level="4" xlink:href="Pictures/100002000000000B0000000B94CA4C60.gif" xlink:type="simple" xlink:show="embed" xlink:actuate="onLoad">
        <style:list-level-properties text:list-level-position-and-space-mode="label-alignment" style:vertical-pos="middle" style:vertical-rel="line" fo:width="0.1in" fo:height="0.1in">
          <style:list-level-label-alignment text:label-followed-by="listtab" text:list-tab-stop-position="1.25in" fo:text-indent="-0.25in" fo:margin-left="1.25in"/>
        </style:list-level-properties>
      </text:list-level-style-image>
      <text:list-level-style-image text:level="5" xlink:href="Pictures/100002000000000B0000000B94CA4C60.gif" xlink:type="simple" xlink:show="embed" xlink:actuate="onLoad">
        <style:list-level-properties text:list-level-position-and-space-mode="label-alignment" style:vertical-pos="middle" style:vertical-rel="line" fo:width="0.1in" fo:height="0.1in">
          <style:list-level-label-alignment text:label-followed-by="listtab" text:list-tab-stop-position="1.5in" fo:text-indent="-0.25in" fo:margin-left="1.5in"/>
        </style:list-level-properties>
      </text:list-level-style-image>
      <text:list-level-style-image text:level="6" xlink:href="Pictures/100002000000000B0000000B94CA4C60.gif" xlink:type="simple" xlink:show="embed" xlink:actuate="onLoad">
        <style:list-level-properties text:list-level-position-and-space-mode="label-alignment" style:vertical-pos="middle" style:vertical-rel="line" fo:width="0.1in" fo:height="0.1in">
          <style:list-level-label-alignment text:label-followed-by="listtab" text:list-tab-stop-position="1.75in" fo:text-indent="-0.25in" fo:margin-left="1.75in"/>
        </style:list-level-properties>
      </text:list-level-style-image>
      <text:list-level-style-image text:level="7" xlink:href="Pictures/100002000000000B0000000B94CA4C60.gif" xlink:type="simple" xlink:show="embed" xlink:actuate="onLoad">
        <style:list-level-properties text:list-level-position-and-space-mode="label-alignment" style:vertical-pos="middle" style:vertical-rel="line" fo:width="0.1in" fo:height="0.1in">
          <style:list-level-label-alignment text:label-followed-by="listtab" text:list-tab-stop-position="2in" fo:text-indent="-0.25in" fo:margin-left="2in"/>
        </style:list-level-properties>
      </text:list-level-style-image>
      <text:list-level-style-image text:level="8" xlink:href="Pictures/100002000000000B0000000B94CA4C60.gif" xlink:type="simple" xlink:show="embed" xlink:actuate="onLoad">
        <style:list-level-properties text:list-level-position-and-space-mode="label-alignment" style:vertical-pos="middle" style:vertical-rel="line" fo:width="0.1in" fo:height="0.1in">
          <style:list-level-label-alignment text:label-followed-by="listtab" text:list-tab-stop-position="2.25in" fo:text-indent="-0.25in" fo:margin-left="2.25in"/>
        </style:list-level-properties>
      </text:list-level-style-image>
      <text:list-level-style-image text:level="9" xlink:href="Pictures/100002000000000B0000000B94CA4C60.gif" xlink:type="simple" xlink:show="embed" xlink:actuate="onLoad">
        <style:list-level-properties text:list-level-position-and-space-mode="label-alignment" style:vertical-pos="middle" style:vertical-rel="line" fo:width="0.1in" fo:height="0.1in">
          <style:list-level-label-alignment text:label-followed-by="listtab" text:list-tab-stop-position="2.5in" fo:text-indent="-0.25in" fo:margin-left="2.5in"/>
        </style:list-level-properties>
      </text:list-level-style-image>
      <text:list-level-style-image text:level="10" xlink:href="Pictures/100002000000000B0000000B94CA4C60.gif" xlink:type="simple" xlink:show="embed" xlink:actuate="onLoad">
        <style:list-level-properties text:list-level-position-and-space-mode="label-alignment" style:vertical-pos="middle" style:vertical-rel="line" fo:width="0.1in" fo:height="0.1in">
          <style:list-level-label-alignment text:label-followed-by="listtab" text:list-tab-stop-position="2.75in" fo:text-indent="-0.25in" fo:margin-left="2.75in"/>
        </style:list-level-properties>
      </text:list-level-style-image>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aster's Thesis Proposal</text:p>
      <text:p text:style-name="P17">Thomas Logan</text:p>
      <text:p text:style-name="P17"/>
      <text:p text:style-name="P18">Summary</text:p>
      <text:p text:style-name="P17"><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We will define a small-step operational semantics for Concurrent ML and a constraint-based static analysis[5] that describes all possible communications with varying precision. <text:s/>Then we will prove that our analysis is sound with respect to the semantics. <text:s/>Our semantics, analysis, propositions, proofs, and theorems will use Isabelle/HOL[<text:span text:style-name="T9">6, 7, 14, 15</text:span>] as the formal language of reasoning. <text:s/>The proofs will be mechanically checked by Isabelle.</text:p>
      <text:p text:style-name="P17"/>
      <text:p text:style-name="P18">Overview</text:p>
      <text:p text:style-name="P17"><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7"><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7"/>
      <text:p text:style-name="P15"><text:span text:style-name="T2">type</text:span><text:span text:style-name="T1"> thread_id</text:span></text:p>
      <text:p text:style-name="P16"><text:span text:style-name="T8">val</text:span> spawn<text:span text:style-name="T9">: </text:span>(unit <text:span text:style-name="T9">-&gt;</text:span> unit) -&gt; thread_id</text:p>
      <text:p text:style-name="P17"/>
      <text:p text:style-name="P17">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17"/>
      <text:p text:style-name="P16"><text:span text:style-name="T8">type</text:span> 'a chan</text:p>
      <text:p text:style-name="P16"><text:span text:style-name="T8">val</text:span> channel : unit -&gt; 'a chan</text:p>
      <text:p text:style-name="P16"><text:span text:style-name="T8">val</text:span> recv : 'a chan -&gt; 'a</text:p>
      <text:p text:style-name="P16"><text:span text:style-name="T8">val</text:span> send : ('a chan * 'a) -&gt; unit</text:p>
      <text:p text:style-name="P17"/>
      <text:p text:style-name="P17">A given channel can have any arbitrary number of processes sending or receiving data on it over the course of the program's execution. <text:s/>Listing 1 and Listing 2 give a simple example derived from Reppy's book <text:span text:style-name="T12">Concurrent Proogramming in ML</text:span>[8] that illustrates these essential features of Concurrent ML.</text:p>
      <text:p text:style-name="P7"><text:tab/><text:tab/><text:tab/></text:p>
      <text:p text:style-name="P6"><text:span text:style-name="T8"><text:tab/><text:tab/><text:tab/>signature</text:span><text:span text:style-name="T9"> SERV = </text:span><text:span text:style-name="T8">sig </text:span></text:p>
      <text:p text:style-name="P9"><text:span text:style-name="T8"><text:s text:c="2"/>type</text:span> serv</text:p>
      <text:p text:style-name="P9"><text:span text:style-name="T8"><text:s text:c="2"/>val</text:span><text:span text:style-name="T9"> make : unit -&gt; serv</text:span></text:p>
      <text:p text:style-name="P9"><text:span text:style-name="T8"><text:s text:c="2"/>val </text:span>call : serv * int -&gt; int</text:p>
      <text:p text:style-name="P10">end</text:p>
      <text:p text:style-name="P2">Listing 1: Server signature</text:p>
      <text:p text:style-name="P7"><text:tab/><text:tab/><text:tab/></text:p>
      <text:p text:style-name="P8"><text:span text:style-name="T3"><text:tab/><text:tab/><text:tab/>structure</text:span><text:span text:style-name="T4"> Serv :&gt; SERV = </text:span><text:span text:style-name="T3">struct </text:span></text:p>
      <text:p text:style-name="P9"><text:span text:style-name="T8"><text:s text:c="2"/>datatype</text:span> serv = <text:span text:style-name="T9">S</text:span> <text:span text:style-name="T8">of</text:span><text:span text:style-name="T9"> (int * int chan) chan </text:span></text:p>
      <text:p text:style-name="P11"/>
      <text:p text:style-name="P9"><text:span text:style-name="T8"><text:s text:c="2"/>fun</text:span><text:span text:style-name="T9"> make () </text:span>= <text:span text:style-name="T8">let</text:span> </text:p>
      <text:p text:style-name="P9"><text:span text:style-name="T8"><text:s text:c="4"/>val</text:span> reqCh = channel()</text:p>
      <text:p text:style-name="P9"><text:span text:style-name="T8"><text:s text:c="4"/></text:span><text:span text:style-name="T8">fun</text:span> loop state = <text:span text:style-name="T8">let</text:span></text:p>
      <text:p text:style-name="P9"><text:span text:style-name="T8"><text:s text:c="4"/></text:span><text:span text:style-name="T8"><text:s text:c="2"/>val </text:span>(v, replCh) = recv reqCh</text:p>
      <text:p text:style-name="P9"><text:span text:style-name="T8"><text:s text:c="4"/>in</text:span> </text:p>
      <text:p text:style-name="P9"><text:s text:c="6"/>send (replCh, state);</text:p>
      <text:p text:style-name="P9"><text:s text:c="6"/>loop v </text:p>
      <text:p text:style-name="P9"><text:span text:style-name="T8"><text:s text:c="4"/>end</text:span> <text:s text:c="3"/></text:p>
      <text:p text:style-name="P10"><text:s text:c="2"/>in</text:p>
      <text:p text:style-name="P9"><text:span text:style-name="T8"><text:s text:c="4"/></text:span>spawn (<text:span text:style-name="T8">fn</text:span> () =&gt; loop 0);</text:p>
      <text:p text:style-name="P9"><text:s text:c="4"/>S reqCh</text:p>
      <text:p text:style-name="P9"><text:span text:style-name="T8"><text:s text:c="2"/>end</text:span> </text:p>
      <text:p text:style-name="P9"/>
      <text:p text:style-name="P9"><text:span text:style-name="T8"><text:s text:c="2"/>fun</text:span> call (server, v) = <text:span text:style-name="T8">let</text:span> </text:p>
      <text:p text:style-name="P9"><text:s text:c="4"/><text:span text:style-name="T8">val</text:span> S reqCh = server</text:p>
      <text:p text:style-name="P9"><text:span text:style-name="T8"><text:s text:c="4"/>val</text:span> replCh = channel ()</text:p>
      <text:p text:style-name="P9"><text:span text:style-name="T8"><text:s text:c="2"/>in</text:span> </text:p>
      <text:p text:style-name="P9"><text:s text:c="4"/>send (reqCh, (v, replCh));</text:p>
      <text:p text:style-name="P9"><text:s text:c="4"/>recv replCh </text:p>
      <text:p text:style-name="P10"><text:s text:c="2"/>end</text:p>
      <text:p text:style-name="P10">end</text:p>
      <text:p text:style-name="P2">Listing 2: Implementation of servers</text:p>
      <text:p text:style-name="P20"><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0"><text:span text:style-name="T11"><text:tab/>Reppy's original design of Concurrent ML actually allows for other events to be triggered by synchronization than just the sending and receiving of values. <text:s/>One such event chooses between one of many events to synchronize on. <text:s/>Only one of the events are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17"/>
      <text:p text:style-name="P16"><text:span text:style-name="T8">type</text:span> 'a evt</text:p>
      <text:p text:style-name="P16"><text:span text:style-name="T8">val</text:span> sync : 'a evt -&gt; 'a</text:p>
      <text:p text:style-name="P16"><text:span text:style-name="T8">val</text:span> recvEvt : 'a chan -&gt; 'a evt</text:p>
      <text:p text:style-name="P16"><text:span text:style-name="T8">val</text:span> sendEvt : 'a chan * 'a -&gt; unit evt</text:p>
      <text:p text:style-name="P16"><text:span text:style-name="T8">val</text:span> chooseEvt: 'a evt * 'a evt -&gt; 'a evt</text:p>
      <text:p text:style-name="P16"/>
      <text:p text:style-name="P16"><text:span text:style-name="T8">fun </text:span>send (ch, v) = sync (sendEvt (ch, v))</text:p>
      <text:p text:style-name="P16"><text:span text:style-name="T8">fun</text:span> recv v = sync (recvEvt v)</text:p>
      <text:p text:style-name="P17"/>
      <text:p text:style-name="P17"><text:tab/>The choose event is an example of an event combinator, an event that is constructed from other events. <text:s/>Reppy's book on Concurrent ML offers explanations of many other useful combinators, such as the wrap event and guard event[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to <text:soft-page-break/>modification.</text:p>
      <text:p text:style-name="P17"><text:s text:c="2"/></text:p>
      <text:p text:style-name="P16"><text:span text:style-name="T8">val</text:span> thenEvt: 'a evt * ('a -&gt; 'a event) <text:s/>-&gt; 'a evt</text:p>
      <text:p text:style-name="P16"/>
      <text:p text:style-name="P17">When <text:s/><text:span text:style-name="T1">thenEvt</text:span> is synchronized on, either all of its constituent events and abstractions evaluate in isolation, or none evaluate.</text:p>
      <text:p text:style-name="P17"/>
      <text:p text:style-name="P17"><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10]</text:p>
      <text:p text:style-name="P20"><text:span text:style-name="T11"><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text:span><text:span text:style-name="T11">fan-in channel has any number of senders and exactly one receiver; a one-to-one channel has exactly one of each; a one-shot channel has exactly one sender, one receiver, and sends data only once. <text:s/></text:span><text:span text:style-name="T11">We demonstrate the topologies with a program that uses the server implementation defined in Listing 2. <text:s/></text:span></text:p>
      <text:p text:style-name="P3"/>
      <text:p text:style-name="P10">val <text:span text:style-name="T9">server = Serv.make ()</text:span></text:p>
      <text:p text:style-name="P11"><text:span text:style-name="T8">val</text:span> _ = spawn (fn () =&gt; Serv.call (server, 35))</text:p>
      <text:p text:style-name="P11"><text:span text:style-name="T8">val</text:span> _ = spawn (fn () =&gt; </text:p>
      <text:p text:style-name="P5"><text:tab/><text:tab/><text:tab/> <text:s/>Serv.call (server, 12); </text:p>
      <text:p text:style-name="P11"><text:s text:c="2"/>Serv.call (server, 13)</text:p>
      <text:p text:style-name="P11">)</text:p>
      <text:p text:style-name="P11"><text:span text:style-name="T8">val</text:span> _ = spawn (fn () =&gt; Serv.call (server, 81))</text:p>
      <text:p text:style-name="P11"><text:span text:style-name="T8">val</text:span> _ = spawn (fn () =&gt; Serv.call (server, 44))</text:p>
      <text:p text:style-name="P14"/>
      <text:p text:style-name="P4"><text:span text:style-name="T18">Since there are four processes that make calls to the server, the server's particular </text:span><text:span text:style-name="T5">reqCh</text:span><text:span text:style-name="T18"> has four senders. <text:s/>Servers are created with only one process listening for requests, so the </text:span><text:span text:style-name="T5">reqCh</text:span><text:span text:style-name="T18"> of this server </text:span><text:soft-page-break/><text:span text:style-name="T18">has just one sender. <text:s/>So the server's </text:span><text:span text:style-name="T5">reqCh</text:span><text:span text:style-name="T18"> is classified as fan-in. <text:s/>Each use of </text:span><text:span text:style-name="T5">call</text:span><text:span text:style-name="T18"> creates a brand new channel </text:span><text:span text:style-name="T5">replCh</text:span><text:span text:style-name="T18"> for receiving data. <text:s/>The function </text:span><text:span text:style-name="T5">call</text:span><text:span text:style-name="T18"> receives on the channel once and the server sends on the channel once, so each instance of </text:span><text:span text:style-name="T5">replCh</text:span><text:span text:style-name="T18"> is one-shot.</text:span></text:p>
      <text:p text:style-name="P4"><text:span text:style-name="T18"/></text:p>
      <text:p text:style-name="P17"><text:tab/>A program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We can modify the implementation in Listing 2 with a language extension as described by Reppy and Xiao[11].</text:p>
      <text:p text:style-name="P17"/>
      <text:p text:style-name="P13"><text:span text:style-name="T3">structure</text:span><text:span text:style-name="T4"> Serv :&gt; SERV = </text:span><text:span text:style-name="T3">struct </text:span></text:p>
      <text:p text:style-name="P9"><text:span text:style-name="T8"><text:s text:c="2"/>datatype</text:span> serv = <text:span text:style-name="T9">S</text:span> <text:span text:style-name="T8">of</text:span><text:span text:style-name="T9"> (int * int chan) chan </text:span></text:p>
      <text:p text:style-name="P11"/>
      <text:p text:style-name="P9"><text:span text:style-name="T8"><text:s text:c="2"/>fun</text:span><text:span text:style-name="T9"> make () </text:span>= <text:span text:style-name="T8">let</text:span> </text:p>
      <text:p text:style-name="P9"><text:span text:style-name="T8"><text:s text:c="4"/>val</text:span> reqCh = <text:span text:style-name="T16">FanIn.</text:span>channel()</text:p>
      <text:p text:style-name="P9"><text:span text:style-name="T8"><text:s text:c="4"/></text:span><text:span text:style-name="T8">fun</text:span> loop state = <text:span text:style-name="T8">let</text:span></text:p>
      <text:p text:style-name="P9"><text:span text:style-name="T8"><text:s text:c="6"/>val </text:span>(v, replCh) = <text:span text:style-name="T16">FanIn.</text:span>recv reqCh</text:p>
      <text:p text:style-name="P9"><text:span text:style-name="T8"><text:s text:c="4"/>in</text:span> </text:p>
      <text:p text:style-name="P9"><text:s text:c="6"/><text:span text:style-name="T16">OneShot.</text:span><text:span text:style-name="T17">send (replCh, state)</text:span>;</text:p>
      <text:p text:style-name="P9"><text:s text:c="6"/>loop v </text:p>
      <text:p text:style-name="P9"><text:span text:style-name="T8"><text:s text:c="4"/>end</text:span> <text:s text:c="3"/></text:p>
      <text:p text:style-name="P10"><text:s text:c="2"/>in</text:p>
      <text:p text:style-name="P9"><text:span text:style-name="T8"><text:s text:c="4"/></text:span>spawn (<text:span text:style-name="T8">fn</text:span> () =&gt; loop 0);</text:p>
      <text:p text:style-name="P9"><text:s text:c="4"/>S reqCh</text:p>
      <text:p text:style-name="P9"><text:span text:style-name="T8"><text:s text:c="2"/>end</text:span> </text:p>
      <text:p text:style-name="P9"/>
      <text:p text:style-name="P9"><text:span text:style-name="T8"><text:s text:c="2"/>fun</text:span> call (server, v) = <text:span text:style-name="T8">let</text:span> </text:p>
      <text:p text:style-name="P9"><text:s text:c="4"/><text:span text:style-name="T8">val</text:span> S reqCh = server</text:p>
      <text:p text:style-name="P9"><text:span text:style-name="T8"><text:s text:c="4"/>val</text:span> replCh = <text:span text:style-name="T16">OneShot</text:span>.channel ()</text:p>
      <text:p text:style-name="P9"><text:span text:style-name="T8"><text:s text:c="2"/>in</text:span> </text:p>
      <text:p text:style-name="P9"><text:s text:c="4"/><text:span text:style-name="T16">FanIn.</text:span>send (reqCh, (v, replCh));</text:p>
      <text:p text:style-name="P9"><text:s text:c="4"/><text:span text:style-name="T16">OneShot.</text:span>recv replCh </text:p>
      <text:p text:style-name="P10"><text:s text:c="2"/>end</text:p>
      <text:p text:style-name="P10">end</text:p>
      <text:p text:style-name="P10"/>
      <text:p text:style-name="P17">Without a static analysis to check the usage of the special channels, we could inadvertently use a one-shot channel for a channel that has multiple senders, resulting in runtime behavior inconsistent with the general semantics of channel synchronization.</text:p>
      <text:p text:style-name="P17"><text:tab/>The utility of the program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17"/>
      <text:p text:style-name="P17"><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17"><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19">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17"><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5"> by an available expressions analysis</text:span>. <text:s/>An available expressions analysis describes which expressions must have been computed by each program point.</text:p>
      <text:p text:style-name="P17"/>
      <text:list xml:id="list6106230512123408234" text:style-name="L1">
        <text:list-item>
          <text:p text:style-name="P28">let</text:p>
        </text:list-item>
        <text:list-item>
          <text:p text:style-name="P31"><text:s text:c="2"/><text:span text:style-name="T8">val</text:span> w = 4</text:p>
        </text:list-item>
        <text:list-item>
          <text:p text:style-name="P31"><text:s text:c="2"/><text:span text:style-name="T8">val</text:span> x = ref 1</text:p>
        </text:list-item>
        <text:list-item>
          <text:p text:style-name="P31"><text:s text:c="2"/><text:span text:style-name="T8">val</text:span> y = ref 2</text:p>
        </text:list-item>
        <text:list-item>
          <text:p text:style-name="P31"><text:s text:c="2"/><text:span text:style-name="T8">val</text:span> z = (!x + 1) + (!y + 2) + (w - 3); </text:p>
        </text:list-item>
        <text:list-item>
          <text:p text:style-name="P31"><text:s text:c="2"/><text:span text:style-name="T8">val</text:span> w = 1</text:p>
        </text:list-item>
        <text:list-item>
          <text:p text:style-name="P28">in</text:p>
        </text:list-item>
        <text:list-item>
          <text:p text:style-name="P31"><text:s text:c="2"/>y := 0;</text:p>
        </text:list-item>
        <text:list-item>
          <text:p text:style-name="P31"><text:s text:c="2"/>(!y + 2) - (!x + 1) * (w - 3)</text:p>
        </text:list-item>
        <text:list-item>
          <text:p text:style-name="P28">end</text:p>
        </text:list-item>
      </text:list>
      <text:p text:style-name="P17"><text:tab/></text:p>
      <text:p text:style-name="P17">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17"><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17"/>
      <text:list xml:id="list6458177322101952638" text:style-name="L2">
        <text:list-item>
          <text:p text:style-name="P34"><text:span text:style-name="T2">let</text:span><text:span text:style-name="T1"> </text:span></text:p>
        </text:list-item>
        <text:list-item>
          <text:p text:style-name="P34"><text:span text:style-name="T1"><text:s text:c="2"/></text:span><text:span text:style-name="T2">val</text:span><text:span text:style-name="T1"> x = 1 <text:s text:c="3"/></text:span></text:p>
        </text:list-item>
        <text:list-item>
          <text:p text:style-name="P34"><text:span text:style-name="T1"><text:s text:c="2"/></text:span><text:span text:style-name="T2">val</text:span><text:span text:style-name="T1"> y = 2</text:span></text:p>
        </text:list-item>
        <text:list-item>
          <text:p text:style-name="P34"><text:span text:style-name="T1"><text:s text:c="2"/></text:span><text:span text:style-name="T2">val</text:span><text:span text:style-name="T1"> z = ref (4 * 73)</text:span></text:p>
        </text:list-item>
        <text:list-item>
          <text:p text:style-name="P34"><text:span text:style-name="T1"><text:s text:c="2"/></text:span><text:span text:style-name="T2">val</text:span><text:span text:style-name="T1"> x = 4</text:span></text:p>
        </text:list-item>
        <text:list-item>
          <text:p text:style-name="P34"><text:span text:style-name="T2">in</text:span><text:span text:style-name="T1"> </text:span></text:p>
        </text:list-item>
        <text:list-item>
          <text:p text:style-name="P32"><text:s text:c="2"/>z := 1; </text:p>
        </text:list-item>
        <text:list-item>
          <text:p text:style-name="P32"><text:s text:c="2"/>x * !z</text:p>
        </text:list-item>
        <text:list-item>
          <text:p text:style-name="P29">end</text:p>
        </text:list-item>
      </text:list>
      <text:p text:style-name="P17"/>
      <text:p text:style-name="P17"><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17"><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analysis, or value flow, which associates each program point with a set of abstract values that the point's expression may evaluate to. </text:p>
      <text:p text:style-name="P17"/>
      <text:list xml:id="list3405680333414551381" text:style-name="L3">
        <text:list-item>
          <text:p text:style-name="P35"><text:span text:style-name="T2">let</text:span><text:span text:style-name="T1"> </text:span></text:p>
        </text:list-item>
        <text:list-item>
          <text:p text:style-name="P35"><text:span text:style-name="T1"><text:s text:c="2"/></text:span><text:span text:style-name="T2">val</text:span><text:span text:style-name="T1"> f = </text:span><text:span text:style-name="T2">fn</text:span><text:span text:style-name="T1"> x =&gt; x 1</text:span></text:p>
        </text:list-item>
        <text:list-item>
          <text:p text:style-name="P35"><text:span text:style-name="T1"><text:s text:c="2"/></text:span><text:span text:style-name="T2">val</text:span><text:span text:style-name="T1"> g = </text:span><text:span text:style-name="T2">fn</text:span><text:span text:style-name="T1"> y =&gt; y + 2</text:span></text:p>
        </text:list-item>
        <text:list-item>
          <text:p text:style-name="P35"><text:span text:style-name="T1"><text:s text:c="2"/></text:span><text:span text:style-name="T2">val</text:span><text:span text:style-name="T1"> h = </text:span><text:span text:style-name="T2">fn</text:span><text:span text:style-name="T1"> z =&gt; z + 3</text:span></text:p>
        </text:list-item>
        <text:list-item>
          <text:p text:style-name="P35"><text:span text:style-name="T2">in</text:span><text:span text:style-name="T1"> </text:span></text:p>
        </text:list-item>
        <text:list-item>
          <text:p text:style-name="P33"><text:s text:c="2"/>(f g) + (f h)</text:p>
        </text:list-item>
        <text:list-item>
          <text:p text:style-name="P30">end</text:p>
        </text:list-item>
      </text:list>
      <text:p text:style-name="P17"/>
      <text:p text:style-name="P17"><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co)inductive. <text:s/>The historical motivation for describing the abstract </text:span><text:soft-page-break/><text:span text:style-name="T10">value information was really for its the control flow information, so the original approaches to these </text:span><text:span text:style-name="T10">analyses are known as control flow analyses or CFAs. <text:s/>With the control flow information, other data flow analyses like available expression analysis and liveness analysis can provide greater coverage.</text:span></text:p>
      <text:p text:style-name="P17"><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First, it generates a comprehensive set of data structures representing constraints of all program points, mirroring the specification's description, and then it solves the constraints.</text:p>
      <text:p text:style-name="P17"/>
      <text:p text:style-name="P17"><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7"><text:tab/>The algorithm proceeds in multiple steps that produce intermediate data structures, used for efficient lookup in the subsequent steps. <text:s/>It starts with a control-flow analysis[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17"><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ext:soft-page-break/>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7"/>
      <text:p text:style-name="P17"><text:tab/>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Proofs in general require many subtle manipulations of symbols. <text:s/>The difference between a false statement and a true statement can often be difficult to spot, since the two may be lexically very similar. <text:s/>However, a mechanical proof checker, such as the one in Isabelle, has no difficulty discerning between valid and invalid derivations of statements. <text:s/>Mechanical checking of proofs can notify us of errors in our proofs or definitions far better and faster than manual checking. <text:s/>I have already benefitted from Isabelle's proof checker in order to correctly define the language semantics and abstract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17"><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2">term</text:span> satisfies a <text:span text:style-name="T12">type</text:span>, then the term has utility for the data or computation it represents. <text:s/>The type is only valuable for confirming or denying the usage of a term. <text:s/>In contrast, once a <text:span text:style-name="T12">proof</text:span> satisfies a <text:span text:style-name="T12">proposition</text:span>, the proof becomes irrelevant, while the proposition is elevated to a theorem. <text:s/>The theorem is useful on its own without regard to any particular proof.</text:p>
      <text:p text:style-name="P17"><text:tab/>Similar to other programming languages, type <text:span text:style-name="T1">bool</text:span> can be satisfied by values <text:span text:style-name="T1">True</text:span> or <text:span text:style-name="T1">False</text:span>. In contrast to other programming languages, additional syntax, or data constructor,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using with a set of inference rules, where each inference rule defines the conditions sufficient to imply a construction to be valid, and at least one of the enumerated <text:soft-page-break/>conditions is necessary for a valid construction . <text:s/>It means the constructor is equivalent to the union of all the conditions. <text:s/>The proposition definitions in terms of inference rules, or inductive definitions, are analogous to datatype definitions, just as propositions are analogous to types.</text:p>
      <text:p text:style-name="P17"/>
      <text:p text:style-name="P22"><text:span text:style-name="T8">datatype</text:span> 'a list = Nil | Cons 'a "'a list"</text:p>
      <text:p text:style-name="P22"/>
      <text:p text:style-name="P25"><text:span text:style-name="T8">inductive</text:span> sorted :: "('a ⇒ 'a ⇒ bool) ⇒ 'a list ⇒ bool" where</text:p>
      <text:p text:style-name="P25"><text:s text:c="2"/>Nil : "sorted P Nil" |</text:p>
      <text:p text:style-name="P25"><text:s text:c="2"/>Single : "sorted P (Cons x Nil)" |</text:p>
      <text:p text:style-name="P25"><text:s text:c="2"/>Cons : "P x y ⟹ sorted P (Cons y ys) ⟹ sorted P (Cons x (Cons y ys))"</text:p>
      <text:p text:style-name="P17"/>
      <text:p text:style-name="P17">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text:p>
      <text:p text:style-name="P17"/>
      <text:p text:style-name="P23">datatype<text:span text:style-name="T9"> nat = Z | S nat </text:span></text:p>
      <text:p text:style-name="P23"/>
      <text:p text:style-name="P23">inductive<text:span text:style-name="T9"> lte :: "nat ⇒ nat ⇒ bool" </text:span>where</text:p>
      <text:p text:style-name="P24"><text:s text:c="2"/>Eq : "lte n n" |</text:p>
      <text:p text:style-name="P24"><text:s text:c="2"/>Lt : "lte n1 n2 ⟹ lte n1 (S n2) "</text:p>
      <text:p text:style-name="P23"/>
      <text:p text:style-name="P23">theorem<text:span text:style-name="T9"> "</text:span></text:p>
      <text:p text:style-name="P24"><text:s text:c="2"/>sorted lte (Cons (Z) (Cons (S Z) (Cons (S Z) (Cons (S (S (S Z))) Nil))))</text:p>
      <text:p text:style-name="P24">"</text:p>
      <text:p text:style-name="P23"><text:s/>apply<text:span text:style-name="T9"> (rule Cons)</text:span></text:p>
      <text:p text:style-name="P23"><text:s text:c="2"/>apply<text:span text:style-name="T9"> (rule Lt)</text:span></text:p>
      <text:p text:style-name="P23"><text:s text:c="2"/>apply<text:span text:style-name="T9"> (rule Eq)</text:span></text:p>
      <text:p text:style-name="P23"><text:s/>apply<text:span text:style-name="T9"> (rule Cons)</text:span></text:p>
      <text:p text:style-name="P23"><text:s text:c="2"/>apply<text:span text:style-name="T9"> (rule Eq)</text:span></text:p>
      <text:p text:style-name="P23"><text:s/>apply<text:span text:style-name="T9"> (rule Cons)</text:span></text:p>
      <text:p text:style-name="P23"><text:s text:c="2"/>apply<text:span text:style-name="T9"> (rule Lt)</text:span></text:p>
      <text:p text:style-name="P23"><text:s text:c="2"/>apply<text:span text:style-name="T9"> (rule Lt)</text:span></text:p>
      <text:p text:style-name="P23"><text:s text:c="2"/>apply<text:span text:style-name="T9"> (rule Eq)</text:span></text:p>
      <text:p text:style-name="P23"><text:s/>apply<text:span text:style-name="T9"> (rule Single)</text:span></text:p>
      <text:p text:style-name="P23">done</text:p>
      <text:p text:style-name="P17"/>
      <text:p text:style-name="P17">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propositions are valid.</text:p>
      <text:p text:style-name="P21"><text:soft-page-break/></text:p>
      <text:p text:style-name="P9"><text:span text:style-name="T13">definition</text:span><text:span text:style-name="T14"> True :: bool </text:span><text:span text:style-name="T13">where</text:span><text:span text:style-name="T14"> </text:span></text:p>
      <text:p text:style-name="P12"><text:s text:c="2"/>"True ≡ ((λx::bool. x) = (λx. x))"</text:p>
      <text:p text:style-name="P12"/>
      <text:p text:style-name="P9"><text:span text:style-name="T13">definition</text:span><text:span text:style-name="T14"> False :: bool </text:span><text:span text:style-name="T13">where</text:span><text:span text:style-name="T14"> </text:span></text:p>
      <text:p text:style-name="P12"><text:s text:c="2"/>"False ≡ (∀P. P)"</text:p>
      <text:p text:style-name="P26"/>
      <text:p text:style-name="P26"/>
      <text:p text:style-name="P18">Hypothesis</text:p>
      <text:p text:style-name="P17"><text:tab/>We will derive a static analysis from Reppy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18"/>
      <text:p text:style-name="P18">Evaluation</text:p>
      <text:p text:style-name="P18"><text:tab/><text:span text:style-name="T9">The main contributions of this work will be formal and mechanically verified proofs of a communication properties of Concurrent ML, including analyses derived from Reppy and Xiao's analysis and analysis of event combinators.</text:span></text:p>
      <text:p text:style-name="P19"/>
      <text:p text:style-name="P18">Architecture</text:p>
      <text:p text:style-name="P17"><text:tab/>To enable mechanical verification of the correctness of our proofs, we will construct the semantics, analysis and theorems in the formal language of Isabelle/HOL. <text:s/>To aid the development of formal proofs, we will design the analysis as a declarative specification as opposed to an algorithm. <text:s/>However, the declarative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data structures, which Reppy and Xiao used for efficient computation. <text:s/>In order to relate our analysis to the operational semantics, we will borrow Reppy and Xiao's strategy of stepping between sets of control paths tied to terms.</text:p>
      <text:p text:style-name="P17"><text:tab/>In this thesis work, we are interested in communication topology soundness, rather than flow soundness. <text:s/>Nevertheless, we will need to prove additional flow soundness theorems en route to proving communication topology soundness. <text:s/>Restricting the grammar to a form that requires every <text:soft-page-break/>abstraction and application to be bound to a variable would allow the operational semantics to maintain static term information necessary for proofs of flow soundness[3, 5].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17"><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demonstrated by Flanagan et al [2].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let bound variables. <text:s/>A modification of Listing 2 illustrates the restrictive grammar applied to Concurrent ML.</text:p>
      <text:p text:style-name="P17"/>
      <text:p text:style-name="P9"><text:span text:style-name="T8">let</text:span><text:span text:style-name="T9"> make = </text:span><text:span text:style-name="T8">fun</text:span><text:span text:style-name="T9"> f () =&gt;</text:span></text:p>
      <text:p text:style-name="P9"><text:span text:style-name="T8"><text:s text:c="2"/>let </text:span>reqCh = channel () <text:span text:style-name="T8">in</text:span></text:p>
      <text:p text:style-name="P9"><text:span text:style-name="T8"><text:s text:c="2"/>let </text:span>loop = <text:span text:style-name="T8">fun</text:span> loop state =&gt;</text:p>
      <text:p text:style-name="P9"><text:s text:c="4"/><text:span text:style-name="T8">let </text:span><text:span text:style-name="T9">req</text:span><text:span text:style-name="T8"> </text:span>= recv reqCh <text:span text:style-name="T8">in</text:span></text:p>
      <text:p text:style-name="P9"><text:span text:style-name="T8"><text:s text:c="4"/>let</text:span><text:span text:style-name="T9"> v = fst req </text:span><text:span text:style-name="T8">in</text:span></text:p>
      <text:p text:style-name="P9"><text:span text:style-name="T8"><text:s text:c="4"/>let</text:span><text:span text:style-name="T9"> replCh = snd req </text:span><text:span text:style-name="T8">in</text:span></text:p>
      <text:p text:style-name="P9"><text:span text:style-name="T8"><text:s text:c="4"/>let</text:span><text:span text:style-name="T9"> p1 = (reply, state) </text:span><text:span text:style-name="T8">in</text:span></text:p>
      <text:p text:style-name="P9"><text:s text:c="4"/><text:span text:style-name="T8">let</text:span> u1 = send p1 <text:span text:style-name="T8">in</text:span></text:p>
      <text:p text:style-name="P9"><text:s text:c="4"/><text:span text:style-name="T8">let</text:span> lres = loop v <text:span text:style-name="T8">in</text:span></text:p>
      <text:p text:style-name="P9"><text:span text:style-name="T8"><text:s text:c="4"/></text:span><text:span text:style-name="T9">lres</text:span><text:span text:style-name="T8"> </text:span></text:p>
      <text:p text:style-name="P9"><text:span text:style-name="T8"><text:s text:c="2"/>let</text:span><text:span text:style-name="T9"> s </text:span><text:span text:style-name="T8">= </text:span>spawn (</text:p>
      <text:p text:style-name="P9"><text:s text:c="4"/><text:span text:style-name="T8">let</text:span> z = 0 <text:span text:style-name="T8">in</text:span></text:p>
      <text:p text:style-name="P9"><text:span text:style-name="T8"><text:s text:c="4"/>let</text:span><text:span text:style-name="T9"> sres = loop z </text:span><text:span text:style-name="T8">in</text:span></text:p>
      <text:p text:style-name="P9"><text:span text:style-name="T8"><text:s text:c="4"/></text:span><text:span text:style-name="T9">sres</text:span></text:p>
      <text:p text:style-name="P9"><text:span text:style-name="T8"><text:s text:c="2"/></text:span>) <text:span text:style-name="T8">in</text:span></text:p>
      <text:p text:style-name="P9"><text:s text:c="2"/><text:span text:style-name="T8">let</text:span> mres = S reqCh <text:span text:style-name="T8">in</text:span></text:p>
      <text:p text:style-name="P9"><text:span text:style-name="T8"><text:s text:c="2"/></text:span><text:span text:style-name="T9">mres</text:span></text:p>
      <text:p text:style-name="P9"/>
      <text:p text:style-name="P9"><text:span text:style-name="T8">let</text:span> call = <text:span text:style-name="T8">fun</text:span> f (server, v) =&gt;</text:p>
      <text:p text:style-name="P9"><text:s text:c="2"/><text:span text:style-name="T8">let</text:span> reqCh = <text:span text:style-name="T8">case</text:span> server <text:span text:style-name="T8">of</text:span> (S x) =&gt; x <text:span text:style-name="T8">in</text:span></text:p>
      <text:p text:style-name="P9"><text:span text:style-name="T8"><text:s text:c="2"/>let</text:span> replCh = channel () <text:span text:style-name="T8">in</text:span></text:p>
      <text:p text:style-name="P9"><text:span text:style-name="T8"><text:s text:c="2"/>let</text:span><text:span text:style-name="T9"> p2 = (v, replCh) </text:span><text:span text:style-name="T8">in</text:span></text:p>
      <text:p text:style-name="P9"><text:span text:style-name="T8"><text:s text:c="2"/>let</text:span><text:span text:style-name="T9"> p3 = (reqCh, p2) </text:span><text:span text:style-name="T8">in</text:span></text:p>
      <text:p text:style-name="P9"><text:s text:c="2"/><text:span text:style-name="T8">let</text:span> u2 = send p3 <text:span text:style-name="T8">in</text:span></text:p>
      <text:p text:style-name="P9"><text:s text:c="2"/><text:span text:style-name="T8">let</text:span> cres = recv replCh <text:span text:style-name="T8">in</text:span></text:p>
      <text:p text:style-name="P9"><text:s text:c="2"/>cres </text:p>
      <text:p text:style-name="P10"><text:soft-page-break/></text:p>
      <text:p text:style-name="P18">Deliverables</text:p>
      <text:list xml:id="list8221498769434734138" text:style-name="L4">
        <text:list-item>
          <text:p text:style-name="P36">Technical paper</text:p>
        </text:list-item>
        <text:list-item>
          <text:p text:style-name="P36">Isabelle code</text:p>
          <text:p text:style-name="P36"/>
        </text:list-item>
      </text:list>
      <text:p text:style-name="P38"><text:span text:style-name="T21">References</text:span></text:p>
      <text:list xml:id="list4978243011523003879" text:style-name="L8">
        <text:list-item>
          <text:p text:style-name="P39"><text:span text:style-name="T20">Donnelly, K. and Fluet, M. Transactional events. ACM SIGPLAN Notices 2006, 41(9), pp.124-135.</text:span></text:p>
        </text:list-item>
        <text:list-item>
          <text:p text:style-name="P39">Flanagan C., Sabry A., Duba B.F., Felleisen M. The Essence of Compiling with Continuations. In ACM SIGPLAN Notices; 1993 Aug 1 (Vol. 28, No. 6, pp. 237-247). ACM.</text:p>
        </text:list-item>
        <text:list-item>
          <text:p text:style-name="P39"><text:span text:style-name="T20">Fluet, M. A type-and control-flow analysis for System F. In Symposium on Implementation and Application of Functional Languages (pp. 122-139). 2012 August. Springer, Berlin, Heidelberg.</text:span></text:p>
        </text:list-item>
        <text:list-item>
          <text:p text:style-name="P39">Matichuk D., Murray T., Wenzel M. Eisbach: A Proof Method Language for Isabelle. Journal of Automated Reasoning. 2016 Mar 1;56(3):261-82.</text:p>
        </text:list-item>
        <text:list-item>
          <text:p text:style-name="P39">Nielson F., Nielson H.R., Hankin C. Principles of program analysis. Springer; 2015 Feb 27.</text:p>
        </text:list-item>
        <text:list-item>
          <text:p text:style-name="P39">Nipkow T, Klein G. Concrete Semantics: With Isabelle/HOL. Springer; 2014 Dec 3.</text:p>
        </text:list-item>
        <text:list-item>
          <text:p text:style-name="P39">Paulson L.C., Nipkow T. Isabelle Tutorial and User’s Manual. University of Cambridge, Computer Laboratory; 1990.</text:p>
        </text:list-item>
        <text:list-item>
          <text:p text:style-name="P39">Reppy, J.H. Concurrent Programming in ML. Cambridge University Press; 2007 Sep 14.</text:p>
        </text:list-item>
        <text:list-item>
          <text:p text:style-name="P39"><text:span text:style-name="T20">Reppy, J. H. CML: A Higher-Order Concurrent Language. In PLDI’91, New York, NY, June 1991. ACM, pp. 293–305. </text:span></text:p>
        </text:list-item>
        <text:list-item>
          <text:p text:style-name="P39"><text:span text:style-name="T20">Reppy, J., Russo, C.V. and Xiao, Y. Parallel concurrent ML. In ACM SIGPLAN Notices 2009 August (Vol. 44, No. 9, pp. 257-268). ACM.</text:span></text:p>
        </text:list-item>
        <text:list-item>
          <text:p text:style-name="P39">Reppy J, Xiao Y. Specialization of CML message-passing primitives. In ACM SIGPLAN Notices 2007 Jan 17 (Vol. 42, No. 1, pp. 315-326). ACM.</text:p>
        </text:list-item>
        <text:list-item>
          <text:p text:style-name="P39">Reppy, J. Type-sensitive control-flow analysis. In ML ’06, New York, NY, September 2006. ACM, pp. 74–83. </text:p>
        </text:list-item>
        <text:list-item>
          <text:p text:style-name="P39">Shivers, O. Control-flow analysis of higher-order languages. PhD dissertation, Carnegie Mellon University, 1991.</text:p>
        </text:list-item>
        <text:list-item>
          <text:p text:style-name="P39">Wenzel M. The Isabelle/Isar Reference Manual.</text:p>
        </text:list-item>
        <text:list-item>
          <text:p text:style-name="P39">Wenzel M, Haftmann F, Paulson L. The Isabelle/Isar Implementation.</text:p>
        </text:list-item>
        <text:list-item>
          <text:p text:style-name="P39">Xiao, Y. Toward optimization of Concurrent ML. Master’s dissertation, University of Chicago, December 2005. </text:p>
        </text:list-item>
        <text:list-item>
          <text:p text:style-name="P39">http://isabelle.in.tum.de/</text:p>
          <text:p text:style-name="P39"/>
        </text:list-item>
      </text:list>
      <text:p text:style-name="P18">Schedule</text:p>
      <text:list xml:id="list6164764489949654916" text:style-name="L6">
        <text:list-item>
          <text:p text:style-name="P37">Define the syntax of Concurrent ML using Isabelle/HOL <text:span text:style-name="T8">(completed)</text:span></text:p>
        </text:list-item>
        <text:list-item>
          <text:p text:style-name="P37">Define the operational semantics <text:span text:style-name="T8">(completed)</text:span></text:p>
        </text:list-item>
        <text:list-item>
          <text:p text:style-name="P37">Define communication topologies in terms of operational semantics <text:span text:style-name="T8">(completed)</text:span></text:p>
        </text:list-item>
        <text:list-item>
          <text:p text:style-name="P37">Define the abstract value flow analysis <text:span text:style-name="T8">(completed)</text:span></text:p>
        </text:list-item>
        <text:list-item>
          <text:p text:style-name="P37">Define the communication topology analysis <text:span text:style-name="T8">(completed)</text:span></text:p>
        </text:list-item>
        <text:list-item>
          <text:p text:style-name="P37"><text:soft-page-break/>Prove that the abstract value flow analysis is sound <text:span text:style-name="T8">(completed)</text:span></text:p>
        </text:list-item>
        <text:list-item>
          <text:p text:style-name="P37">Prove that the communication topology analysis is sound <text:span text:style-name="T8">(in progress)</text:span></text:p>
        </text:list-item>
        <text:list-item>
          <text:p text:style-name="P37">Prove that simple programs adhere to communication topology definitions <text:span text:style-name="T8">(in progress)</text:span></text:p>
        </text:list-item>
        <text:list-item>
          <text:p text:style-name="P37">Prove that the analysis is informative (not vacuous) with respect to example programs</text:p>
        </text:list-item>
        <text:list-item>
          <text:p text:style-name="P37">Derive a constraint-based algorithm from specification</text:p>
        </text:list-item>
        <text:list-item>
          <text:p text:style-name="P37">Prove the analysis is computable using the algorithm</text:p>
        </text:list-item>
        <text:list-item>
          <text:p text:style-name="P37">Extend the definitions and proofs with <text:span text:style-name="T1">choose_evt</text:span></text:p>
        </text:list-item>
        <text:list-item>
          <text:p text:style-name="P37">Extend the definitions and proofs with <text:span text:style-name="T1">then_evt</text:span></text:p>
        </text:list-item>
        <text:list-item>
          <text:p text:style-name="P37">Write technical paper</text:p>
        </text:list-item>
        <text:list-item>
          <text:p text:style-name="P37">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NimbusRomNo9L" svg:font-family="NimbusRomNo9L"/>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2-08T15:50:44</dc:date>
    <dc:creator>Thomas Logan</dc:creator>
    <meta:generator>OpenOffice/4.1.3$Unix OpenOffice.org_project/413m1$Build-9783</meta:generator>
    <meta:editing-duration>P24DT11H18M53S</meta:editing-duration>
    <meta:editing-cycles>408</meta:editing-cycles>
    <meta:document-statistic meta:table-count="0" meta:image-count="0" meta:object-count="0" meta:page-count="14" meta:paragraph-count="237" meta:word-count="5214" meta:character-count="31593"/>
  </office:meta>
</office:document-meta>
</file>